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ctnessPerMockTest.bef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rictnessPerMockTest.unnecessary_stubb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rictnessPerMockTest.knows_if_mock_is_len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ctnessPerMockTest.af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ctnessPerMockTest.potential_stubbing_probl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rictnessPerMockTest.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ctnessPerMockTest.verify_no_more_inv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